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34cm" fo:min-width="5.0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92cm" fo:min-width="4.59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992cm" fo:min-width="5.436cm"/>
    </style:style>
    <style:style style:name="gr4" style:family="graphic" style:parent-style-name="standard">
      <style:graphic-properties draw:textarea-horizontal-align="justify" draw:textarea-vertical-align="middle" draw:auto-grow-height="false" fo:min-height="2.031cm" fo:min-width="6.7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6.4cm"/>
    </style:style>
    <style:style style:name="gr6" style:family="graphic" style:parent-style-name="objectwithoutfill">
      <style:graphic-properties draw:stroke="dash" draw:stroke-dash="Dashed_20__28_var_29_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textarea-horizontal-align="justify" draw:textarea-vertical-align="middle" draw:auto-grow-height="false" fo:min-height="1.65cm" fo:min-width="4.9cm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4.1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1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3.2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3cm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3.2cm"/>
    </style:style>
    <style:style style:name="gr14" style:family="graphic" style:parent-style-name="standard">
      <style:graphic-properties draw:textarea-horizontal-align="justify" draw:textarea-vertical-align="middle" draw:auto-grow-height="false" fo:min-height="1.45cm" fo:min-width="4.3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4.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2pt"/>
    </style:style>
    <style:style style:name="P2" style:family="paragraph">
      <loext:graphic-properties draw:fill-color="#ffffff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5pt" style:font-size-complex="15pt"/>
    </style:style>
    <style:style style:name="T1" style:family="text">
      <style:text-properties style:font-size-asian="15pt" style:font-size-complex="15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1" draw:style-name="gr1" draw:text-style-name="P2" draw:layer="layout" svg:width="5.74cm" svg:height="2.308cm" svg:x="21.2cm" svg:y="1.4cm">
          <text:p text:style-name="P1">Objective 1: Conduct</text:p>
          <text:p text:style-name="P1"><text:s/>Desk re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2" draw:text-style-name="P4" draw:layer="layout" svg:width="5.34cm" svg:height="2.484cm" svg:x="21.36cm" svg:y="15.9cm">
          <text:p text:style-name="P3">Objective 3: Build and </text:p>
          <text:p text:style-name="P3">design solo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3" draw:text-style-name="P2" draw:layer="layout" svg:width="6.178cm" svg:height="2.484cm" svg:x="20.6cm" svg:y="6.616cm">
          <text:p text:style-name="P1">Objective 2: To investigate</text:p>
          <text:p text:style-name="P1"><text:s/>the student cohorts </text:p>
          <text:p text:style-name="P1">understanding and ne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2" draw:style-name="gr4" draw:text-style-name="P1" draw:layer="layout" svg:width="7.2cm" svg:height="2.281cm" svg:x="1.1cm" svg:y="1.219cm">
          <text:p text:style-name="P1">Literature review into uderstanding </text:p>
          <text:p text:style-name="P1">the difference between a final year </text:p>
          <text:p text:style-name="P1">dissertation and a projec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cm" svg:height="1.9cm" svg:x="13.2cm" svg:y="1.6cm">
          <text:p text:style-name="P3">Desk research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cm" svg:y1="4.8cm" svg:x2="26.94cm" svg:y2="4.9cm">
          <text:p/>
        </draw:line>
        <draw:custom-shape draw:style-name="gr7" draw:text-style-name="P6" draw:layer="layout" svg:width="5.4cm" svg:height="1.9cm" svg:x="1.1cm" svg:y="6.2cm">
          <text:p text:style-name="P6"><text:span text:style-name="T1">Create questionnaire for</text:span></text:p>
          <text:p text:style-name="P6"><text:span text:style-name="T1"><text:s/></text:span><text:span text:style-name="T1">the needs of the stud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6cm" svg:height="1.9cm" svg:x="7.7cm" svg:y="6.3cm">
          <text:p text:style-name="P3">Conduct pilot studie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6cm" svg:height="2cm" svg:x="14.1cm" svg:y="6.3cm">
          <text:p text:style-name="P3">Conduct questionna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3.7cm" svg:height="2cm" svg:x="2.4cm" svg:y="11.5cm">
          <text:p text:style-name="P3">Create BDD tests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cm" svg:height="1.8cm" svg:x="9.1cm" svg:y="11.5cm">
          <text:p text:style-name="P3">Models the </text:p>
          <text:p text:style-name="P3">structure of the </text:p>
          <text:p text:style-name="P3">website using uml </text:p>
          <text:p text:style-name="P3">diagrams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cm" svg:height="1.5cm" svg:x="11.8cm" svg:y="17.4cm">
          <text:p text:style-name="P3">Buiild application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7cm" svg:height="1.3cm" svg:x="20.6cm" svg:y="11.1cm">
          <text:p text:style-name="P3">Create prototypes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8cm" svg:height="1.7cm" svg:x="16.7cm" svg:y="13.6cm">
          <text:p text:style-name="P3">Carry out foucs group</text:p>
          <text:p text:style-name="P3"><text:s/>to test design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3cm" svg:height="1.2cm" svg:x="2.8cm" svg:y="17.5cm">
          <text:p text:style-name="P3"><text:span text:style-name="T2">Useability tes</text:span>ts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cm" svg:y1="10cm" svg:x2="26.94cm" svg:y2="10.1cm">
          <text:p/>
        </draw:line>
        <draw:line draw:style-name="gr16" draw:text-style-name="P5" draw:layer="layout" svg:x1="3.7cm" svg:y1="3.5cm" svg:x2="3.7cm" svg:y2="6.3cm">
          <text:p/>
        </draw:line>
        <draw:line draw:style-name="gr16" draw:text-style-name="P5" draw:layer="layout" svg:x1="6.5cm" svg:y1="7.3cm" svg:x2="7.7cm" svg:y2="7.3cm">
          <text:p/>
        </draw:line>
        <draw:line draw:style-name="gr16" draw:text-style-name="P5" draw:layer="layout" svg:x1="12.3cm" svg:y1="7.2cm" svg:x2="14.2cm" svg:y2="7.2cm">
          <text:p/>
        </draw:line>
        <draw:line draw:style-name="gr16" draw:text-style-name="P5" draw:layer="layout" svg:x1="17.9cm" svg:y1="3.3cm" svg:x2="21.4cm" svg:y2="11.1cm">
          <text:p/>
        </draw:line>
        <draw:line draw:style-name="gr16" draw:text-style-name="P5" draw:layer="layout" svg:x1="21.9cm" svg:y1="12.4cm" svg:x2="19.4cm" svg:y2="13.5cm">
          <text:p/>
        </draw:line>
        <draw:line draw:style-name="gr16" draw:text-style-name="P5" draw:layer="layout" svg:x1="16.2cm" svg:y1="8.3cm" svg:x2="13.6cm" svg:y2="11.6cm">
          <text:p/>
        </draw:line>
        <draw:line draw:style-name="gr16" draw:text-style-name="P5" draw:layer="layout" svg:x1="9cm" svg:y1="12.3cm" svg:x2="6.1cm" svg:y2="12.3cm">
          <text:p/>
        </draw:line>
        <draw:line draw:style-name="gr16" draw:text-style-name="P5" draw:layer="layout" svg:x1="5.3cm" svg:y1="13.6cm" svg:x2="11.7cm" svg:y2="17.9cm">
          <text:p/>
        </draw:line>
        <draw:line draw:style-name="gr16" draw:text-style-name="P5" draw:layer="layout" svg:x1="18.3cm" svg:y1="15.4cm" svg:x2="15.1cm" svg:y2="17.4cm">
          <text:p/>
        </draw:line>
        <draw:line draw:style-name="gr16" draw:text-style-name="P5" draw:layer="layout" svg:x1="11.9cm" svg:y1="18.7cm" svg:x2="8.1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6:06:34.050274529</meta:creation-date>
    <dc:date>2017-10-19T16:34:06.960924149</dc:date>
    <meta:editing-duration>PT6M24S</meta:editing-duration>
    <meta:editing-cycles>2</meta:editing-cycles>
    <meta:generator>LibreOffice/5.3.1.2$Linux_X86_64 LibreOffice_project/30m0$Build-2</meta:generator>
    <meta:document-statistic meta:object-count="26"/>
  </office:meta>
</office:document-meta>
</file>